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draw:textarea-vertical-align="top" fo:min-height="2.629cm" loext:decorative="false"/>
      <style:paragraph-properties style:writing-mode="lr-tb"/>
    </style:style>
    <style:style style:name="pr2" style:family="presentation" style:parent-style-name="Padrão-subtitle">
      <style:graphic-properties draw:textarea-vertical-align="top" fo:min-height="11.377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subtitle">
      <style:graphic-properties draw:textarea-vertical-align="top" fo:min-height="9.9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30pt" fo:font-weight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style:font-name="Ubuntu" fo:font-size="24pt"/>
    </style:style>
    <style:style style:name="P5" style:family="paragraph">
      <loext:graphic-properties draw:fill-color="#ffffff"/>
    </style:style>
    <style:style style:name="T1" style:family="text">
      <style:text-properties style:font-name="Ubuntu" fo:font-size="30pt" fo:font-weight="bold"/>
    </style:style>
    <style:style style:name="T2" style:family="text">
      <style:text-properties style:font-name="Ubuntu" fo:font-size="24pt"/>
    </style:style>
    <style:style style:name="T3" style:family="text">
      <style:text-properties style:font-name="Ubuntu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 desafio do investimento do Bruno</text:span></text:p>
          </draw:text-box>
        </draw:frame>
        <draw:frame presentation:style-name="pr2" draw:text-style-name="P4" draw:layer="layout" svg:width="25.199cm" svg:height="11.377cm" svg:x="1.401cm" svg:y="2.922cm" presentation:class="subtitle" presentation:user-transformed="true">
          <draw:text-box>
            <text:p text:style-name="P3"><text:span text:style-name="T2">Bruno tem 100.000 reais para investir.</text:span></text:p>
            <text:p text:style-name="P3"><text:span text:style-name="T2">Quer </text:span><text:span text:style-name="T3">maximizar o retorno financeiro</text:span><text:span text:style-name="T2"> e </text:span><text:span text:style-name="T3">controlar o risco</text:span><text:span text:style-name="T2">.</text:span></text:p>
            <text:p text:style-name="P3"><text:span text:style-name="T2">Opções:</text:span></text:p>
            <text:list text:style-name="L1">
              <text:list-item>
                <text:p text:style-name="P3"><text:span text:style-name="T3">Fundo A</text:span><text:span text:style-name="T2"> (baixo risco): </text:span><text:span text:style-name="T3">5% ao ano</text:span><text:span text:style-name="T2">.</text:span></text:p>
              </text:list-item>
              <text:list-item>
                <text:p text:style-name="P3"><text:span text:style-name="T3">Fundo B</text:span><text:span text:style-name="T2"> (médio risco): </text:span><text:span text:style-name="T3">10% ao ano</text:span><text:span text:style-name="T2">.</text:span></text:p>
              </text:list-item>
              <text:list-item>
                <text:p text:style-name="P3"><text:span text:style-name="T3">Fundo C</text:span><text:span text:style-name="T2"> (alto risco): </text:span><text:span text:style-name="T3">12% ao ano</text:span><text:span text:style-name="T2">.</text:span></text:p>
              </text:list-item>
            </text:list>
            <text:p text:style-name="P3"><text:span text:style-name="T2">Vamos usar modelagem e programação para ajudá-lo!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Regras do Jogo: Limites para os investimentos</text:span></text:p>
          </draw:text-box>
        </draw:frame>
        <draw:frame presentation:style-name="pr4" draw:text-style-name="P4" draw:layer="layout" svg:width="25.199cm" svg:height="9.955cm" svg:x="1.401cm" svg:y="2.922cm" presentation:class="subtitle" presentation:user-transformed="true">
          <draw:text-box>
            <text:p text:style-name="P3"><text:span text:style-name="T2">Total disponível: </text:span><text:span text:style-name="T3">100.000 reais</text:span><text:span text:style-name="T2">.</text:span></text:p>
            <text:p text:style-name="P3"><text:span text:style-name="T2">Limites de risco:</text:span></text:p>
            <text:list text:style-name="L1">
              <text:list-item>
                <text:p text:style-name="P3"><text:span text:style-name="T2">Máximo </text:span><text:span text:style-name="T3">10% (10.000 reais)</text:span><text:span text:style-name="T2"> no Fundo C (alto risco).</text:span></text:p>
              </text:list-item>
              <text:list-item>
                <text:p text:style-name="P3"><text:span text:style-name="T2">Máximo </text:span><text:span text:style-name="T3">20% (20.000 reais)</text:span><text:span text:style-name="T2"> no Fundo B (médio risco).</text:span></text:p>
              </text:list-item>
              <text:list-item>
                <text:p text:style-name="P3"><text:span text:style-name="T3">O resto pode ir para o Fundo A</text:span><text:span text:style-name="T2">.</text:span></text:p>
              </text:list-item>
            </text:list>
            <text:p text:style-name="P3"><text:span text:style-name="T2">Tudo deve somar </text:span><text:span text:style-name="T3">exatamente 100.000 reais</text:span><text:span text:style-name="T2">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Variáveis e Objetivo: Montando o Problema</text:span></text:p>
          </draw:text-box>
        </draw:frame>
        <draw:frame presentation:style-name="pr4" draw:text-style-name="P4" draw:layer="layout" svg:width="25.199cm" svg:height="9.955cm" svg:x="1.401cm" svg:y="2.922cm" presentation:class="subtitle" presentation:user-transformed="true">
          <draw:text-box>
            <text:p text:style-name="P3"><text:span text:style-name="T3">Variáveis</text:span><text:span text:style-name="T2">: </text:span></text:p>
            <text:list text:style-name="L1">
              <text:list-item>
                <text:p text:style-name="P3"><text:span text:style-name="T2">𝐶𝐴</text:span><text:span text:style-name="T2">, 𝐶𝐵, 𝐶𝐶: Quanto investir em A, B e C (em reais).</text:span></text:p>
              </text:list-item>
              <text:list-item>
                <text:p text:style-name="P3"><text:span text:style-name="T2">𝑅𝐴 </text:span><text:span text:style-name="T2">= 0,05 × 𝐶𝐴, 𝑅𝐵 = 0,10 × 𝐶𝐵, 𝑅𝐶 = 0,12 × 𝐶𝐶: Retornos.</text:span></text:p>
              </text:list-item>
            </text:list>
            <text:p text:style-name="P3"><text:span text:style-name="T3">Objetivo</text:span><text:span text:style-name="T2">: Maximizar o retorno total:</text:span></text:p>
            <text:p text:style-name="P3"><text:span text:style-name="T2">𝑅𝐴 </text:span><text:span text:style-name="T2">+ 𝑅𝐵 + 𝑅𝐶</text:span><text:span text:style-name="T2"> (em reais).</text:span></text:p>
            <text:p text:style-name="P3"><text:span text:style-name="T2">Vamos resolver isso com código!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6:05:04.876974701</meta:creation-date>
    <dc:date>2025-03-11T15:36:38.945919206</dc:date>
    <meta:editing-duration>PT5H30M41S</meta:editing-duration>
    <meta:editing-cycles>6</meta:editing-cycles>
    <meta:generator>LibreOffice/24.2.7.2$Linux_X86_64 LibreOffice_project/420$Build-2</meta:generator>
    <meta:document-statistic meta:object-count="33"/>
  </office:meta>
</office:document-meta>
</file>